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2.0508in"/>
    </style:style>
    <style:style style:name="co4" style:family="table-column">
      <style:table-column-properties fo:break-before="auto" style:column-width="2.3728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1.7291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 style:data-style-name="N60">
      <style:text-properties style:font-name="Ubuntu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/>
          <table:table-cell office:value-type="string" calcext:value-type="string">
            <text:p>QoI</text:p>
          </table:table-cell>
          <table:table-cell office:value-type="string" calcext:value-type="string">
            <text:p>QoI error (actual)</text:p>
          </table:table-cell>
          <table:table-cell office:value-type="string" calcext:value-type="string">
            <text:p>QoI error (estimated)</text:p>
          </table:table-cell>
          <table:table-cell office:value-type="string" calcext:value-type="string">
            <text:p>estimated relative QoI error</text:p>
          </table:table-cell>
          <table:table-cell office:value-type="string" calcext:value-type="string">
            <text:p>relative error in error</text:p>
          </table:table-cell>
          <table:table-cell office:value-type="string" calcext:value-type="string">
            <text:p>portion refin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0.00261291427704949" calcext:value-type="float">
            <text:p>0.0026129143</text:p>
          </table:table-cell>
          <table:table-cell table:formula="of:=[.B6]-[.B2]" office:value-type="float" office:value="-0.000299579738475024" calcext:value-type="float">
            <text:p>-0.0002995797</text:p>
          </table:table-cell>
          <table:table-cell office:value-type="float" office:value="-0.000293715502646313" calcext:value-type="float">
            <text:p>-0.0002937155</text:p>
          </table:table-cell>
          <table:table-cell table:formula="of:=ABS([.D2]/[.B2])" office:value-type="float" office:value="0.112409161382048" calcext:value-type="float">
            <text:p>0.1124091614</text:p>
          </table:table-cell>
          <table:table-cell table:formula="of:=ABS(([.D2]-[.C2])/[.C2])" office:value-type="float" office:value="0.0195748746512747" calcext:value-type="float">
            <text:p>0.01957487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0.00245616416784916" calcext:value-type="float">
            <text:p>0.0024561642</text:p>
          </table:table-cell>
          <table:table-cell table:formula="of:=[.B6]-[.B3]" office:value-type="float" office:value="-0.000142829629274695" calcext:value-type="float">
            <text:p>-0.0001428296</text:p>
          </table:table-cell>
          <table:table-cell office:value-type="float" office:value="-0.000146090199487688" calcext:value-type="float">
            <text:p>-0.0001460902</text:p>
          </table:table-cell>
          <table:table-cell table:formula="of:=ABS([.D3]/[.B3])" office:value-type="float" office:value="0.0594790044574332" calcext:value-type="float">
            <text:p>0.0594790045</text:p>
          </table:table-cell>
          <table:table-cell table:formula="of:=ABS(([.D3]-[.C3])/[.C3])" office:value-type="float" office:value="0.0228283881261188" calcext:value-type="float">
            <text:p>0.0228283881</text:p>
          </table:table-cell>
          <table:table-cell office:value-type="float" office:value="0.05" calcext:value-type="float">
            <text:p>0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2</text:p>
          </table:table-cell>
          <table:table-cell office:value-type="float" office:value="0.00235035415004981" calcext:value-type="float">
            <text:p>0.0023503542</text:p>
          </table:table-cell>
          <table:table-cell table:formula="of:=[.B6]-[.B4]" office:value-type="float" office:value="-0.000037019611475347" calcext:value-type="float">
            <text:p>-3.7019611475347E-005</text:p>
          </table:table-cell>
          <table:table-cell table:style-name="ce2" office:value-type="float" office:value="-0.0000380075896125988" calcext:value-type="float">
            <text:p>-3.80E-005</text:p>
          </table:table-cell>
          <table:table-cell table:formula="of:=ABS([.D4]/[.B4])" office:value-type="float" office:value="0.0161710053830795" calcext:value-type="float">
            <text:p>0.0161710054</text:p>
          </table:table-cell>
          <table:table-cell table:formula="of:=ABS(([.D4]-[.C4])/[.C4])" office:value-type="float" office:value="0.0266879661314037" calcext:value-type="float">
            <text:p>0.0266879661</text:p>
          </table:table-cell>
          <table:table-cell office:value-type="float" office:value="0.1" calcext:value-type="float">
            <text:p>0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3</text:p>
          </table:table-cell>
          <table:table-cell office:value-type="float" office:value="0.0023275474637591" calcext:value-type="float">
            <text:p>0.0023275475</text:p>
          </table:table-cell>
          <table:table-cell table:formula="of:=[.B6]-[.B5]" office:value-type="float" office:value="-0.0000142129251846307" calcext:value-type="float">
            <text:p>-1.42129251846307E-005</text:p>
          </table:table-cell>
          <table:table-cell table:style-name="ce2" office:value-type="float" office:value="-0.0000143352799780094" calcext:value-type="float">
            <text:p>-1.43E-005</text:p>
          </table:table-cell>
          <table:table-cell table:formula="of:=ABS([.D5]/[.B5])" office:value-type="float" office:value="0.00615896354476796" calcext:value-type="float">
            <text:p>0.0061589635</text:p>
          </table:table-cell>
          <table:table-cell table:formula="of:=ABS(([.D5]-[.C5])/[.C5])" office:value-type="float" office:value="0.00860869889830862" calcext:value-type="float">
            <text:p>0.0086086989</text:p>
          </table:table-cell>
          <table:table-cell office:value-type="float" office:value="0.151" calcext:value-type="float">
            <text:p>0.1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0.00231333453857446" calcext:value-type="float">
            <text:p>0.002313334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 style:data-style-name="N2" text:time-value="20:14:27.7999489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3:43:52.288425197</meta:creation-date>
    <dc:date>2015-05-13T23:26:09.847486076</dc:date>
    <meta:editing-duration>PT15H10M24S</meta:editing-duration>
    <meta:editing-cycles>16</meta:editing-cycles>
    <meta:generator>LibreOffice/4.2.8.2$Linux_X86_64 LibreOffice_project/420m0$Build-2</meta:generator>
    <meta:document-statistic meta:table-count="1" meta:cell-count="36" meta:object-count="0"/>
  </office:meta>
</office:document-meta>
</file>